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13cm" fo:min-width="3.489cm" fo:wrap-option="wrap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8cm" fo:min-width="1.412cm" fo:wrap-option="wrap" style:writing-mode="lr-tb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  <style:text-properties fo:font-size="21.7000007629395pt" style:font-size-asian="16pt" style:font-size-complex="16pt"/>
    </style:style>
    <style:style style:name="P2" style:family="paragraph">
      <style:paragraph-properties fo:text-align="center" style:writing-mode="lr-tb"/>
      <style:text-properties fo:font-size="21.7000007629395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41cm" svg:height="5.463cm" svg:x="1.062cm" svg:y="1.087cm">
          <text:p text:style-name="P1"><text:span text:style-name="T1">Network Structure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41cm" svg:height="5.463cm" svg:x="15.017cm" svg:y="1.087cm">
          <text:p text:style-name="P1"><text:span text:style-name="T1">Network Structur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02cm" svg:height="2.588cm" svg:x="7.594cm" svg:y="2.525cm">
          <text:p text:style-name="P1"><text:span text:style-name="T1">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02cm" svg:height="2.588cm" svg:x="11.453cm" svg:y="2.524cm">
          <text:p text:style-name="P1"><text:span text:style-name="T1">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765cm" svg:y1="2.987cm" svg:x2="11.843cm" svg:y2="2.987cm">
          <text:p/>
        </draw:line>
        <draw:line draw:style-name="gr4" draw:text-style-name="P3" draw:layer="layout" svg:x1="11.845cm" svg:y1="4.712cm" svg:x2="10.063cm" svg:y2="4.712cm">
          <text:p/>
        </draw:line>
        <draw:line draw:style-name="gr5" draw:text-style-name="P3" draw:layer="layout" svg:x1="5.907cm" svg:y1="1.837cm" svg:x2="7.984cm" svg:y2="2.987cm">
          <text:p/>
        </draw:line>
        <draw:line draw:style-name="gr6" draw:text-style-name="P3" draw:layer="layout" svg:x1="7.984cm" svg:y1="4.712cm" svg:x2="5.907cm" svg:y2="5.862cm">
          <text:p/>
        </draw:line>
        <draw:line draw:style-name="gr7" draw:text-style-name="P3" draw:layer="layout" svg:x1="13.626cm" svg:y1="2.987cm" svg:x2="16.001cm" svg:y2="1.837cm">
          <text:p/>
        </draw:line>
        <draw:line draw:style-name="gr8" draw:text-style-name="P3" draw:layer="layout" svg:x1="15.999cm" svg:y1="5.861cm" svg:x2="13.921cm" svg:y2="4.7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1:21:03.805270511</meta:creation-date>
    <dc:date>2024-04-22T11:38:45.464009135</dc:date>
    <meta:editing-duration>PT6M55S</meta:editing-duration>
    <meta:editing-cycles>4</meta:editing-cycles>
    <meta:generator>LibreOffice/7.5.9.2$Linux_X86_64 LibreOffice_project/50$Build-2</meta:generator>
    <meta:document-statistic meta:object-count="10"/>
  </office:meta>
</office:document-meta>
</file>